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fo:color="#c9211e" loext:opacity="100%" officeooo:rsid="0000a44c" officeooo:paragraph-rsid="0000a44c"/>
    </style:style>
    <style:style style:name="P2"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text-properties fo:font-style="normal" style:text-underline-style="solid" style:text-underline-width="auto" style:text-underline-color="font-color" fo:font-weight="normal" officeooo:rsid="000986ed" officeooo:paragraph-rsid="000986ed" style:font-style-asian="normal" style:font-weight-asian="normal" style:font-style-complex="normal" style:font-weight-complex="normal"/>
    </style:style>
    <style:style style:name="P4" style:family="paragraph" style:parent-style-name="Standard">
      <style:text-properties fo:font-style="normal" style:text-underline-style="none" style:font-style-asian="normal" style:font-style-complex="normal"/>
    </style:style>
    <style:style style:name="P5" style:family="paragraph" style:parent-style-name="Standard">
      <style:paragraph-properties fo:margin-left="0.4925in" fo:margin-right="0in" fo:text-indent="0in" style:auto-text-indent="false"/>
      <style:text-properties fo:font-style="normal" officeooo:rsid="0021b13c" officeooo:paragraph-rsid="000986ed" style:font-style-asian="normal" style:font-style-complex="normal"/>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fo:color="#3465a4" loext:opacity="100%" officeooo:rsid="0002fe05" officeooo:paragraph-rsid="0002fe05"/>
    </style:style>
    <style:style style:name="P8" style:family="paragraph" style:parent-style-name="Standard">
      <style:text-properties officeooo:paragraph-rsid="00036ad1"/>
    </style:style>
    <style:style style:name="P9" style:family="paragraph" style:parent-style-name="Standard">
      <style:text-properties officeooo:rsid="00036ad1" officeooo:paragraph-rsid="00036ad1"/>
    </style:style>
    <style:style style:name="P10" style:family="paragraph" style:parent-style-name="Standard">
      <style:text-properties fo:color="#000000" loext:opacity="100%" style:text-underline-style="solid" style:text-underline-width="auto" style:text-underline-color="font-color" fo:font-weight="bold" style:font-weight-asian="bold" style:font-weight-complex="bold"/>
    </style:style>
    <style:style style:name="P11" style:family="paragraph" style:parent-style-name="Standard">
      <style:text-properties fo:font-style="italic" officeooo:rsid="0021b13c" officeooo:paragraph-rsid="000986ed" style:font-style-asian="italic" style:font-style-complex="italic"/>
    </style:style>
    <style:style style:name="P12" style:family="paragraph" style:parent-style-name="Standard">
      <style:text-properties fo:font-style="italic" officeooo:rsid="000986ed" officeooo:paragraph-rsid="000986ed" style:font-style-asian="italic" style:font-style-complex="italic"/>
    </style:style>
    <style:style style:name="P13" style:family="paragraph" style:parent-style-name="Standard">
      <style:text-properties officeooo:rsid="001c6bc4" officeooo:paragraph-rsid="000986ed"/>
    </style:style>
    <style:style style:name="P14" style:family="paragraph" style:parent-style-name="Standard">
      <style:text-properties officeooo:rsid="001dfe31" officeooo:paragraph-rsid="000986ed"/>
    </style:style>
    <style:style style:name="P15" style:family="paragraph" style:parent-style-name="Standard">
      <style:text-properties officeooo:rsid="0020d0f6" officeooo:paragraph-rsid="000986ed"/>
    </style:style>
    <style:style style:name="P16" style:family="paragraph" style:parent-style-name="Standard">
      <style:text-properties style:text-line-through-style="none" style:text-line-through-type="none" officeooo:rsid="0021b13c" officeooo:paragraph-rsid="000986ed"/>
    </style:style>
    <style:style style:name="P17" style:family="paragraph" style:parent-style-name="Standard">
      <style:text-properties style:text-underline-style="none"/>
    </style:style>
    <style:style style:name="P18" style:family="paragraph" style:parent-style-name="Standard">
      <style:text-properties officeooo:rsid="00106b28"/>
    </style:style>
    <style:style style:name="P19" style:family="paragraph" style:parent-style-name="Standard">
      <style:paragraph-properties fo:margin-left="0.4925in" fo:margin-right="0in" fo:text-indent="0in" style:auto-text-indent="false"/>
      <style:text-properties officeooo:rsid="0021b13c" officeooo:paragraph-rsid="000986ed"/>
    </style:style>
    <style:style style:name="P20" style:family="paragraph" style:parent-style-name="Standard">
      <style:paragraph-properties fo:text-align="center" style:justify-single-word="false"/>
      <style:text-properties fo:font-size="14pt" fo:font-style="normal" fo:font-weight="bold" officeooo:rsid="001c6bc4" officeooo:paragraph-rsid="000986ed" style:font-size-asian="14pt" style:font-style-asian="normal" style:font-weight-asian="bold" style:font-size-complex="14pt" style:font-style-complex="normal" style:font-weight-complex="bold"/>
    </style:style>
    <style:style style:name="P21" style:family="paragraph" style:parent-style-name="Standard">
      <style:text-properties fo:font-style="italic" style:text-underline-style="none" officeooo:rsid="0010c240" officeooo:paragraph-rsid="00106b28" style:font-style-asian="italic" style:font-style-complex="italic"/>
    </style:style>
    <style:style style:name="P22" style:family="paragraph" style:parent-style-name="Standard" style:list-style-name="L1">
      <style:text-properties fo:font-style="italic" officeooo:rsid="00106b28" officeooo:paragraph-rsid="00106b28" style:font-style-asian="italic" style:font-style-complex="italic"/>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fo:font-style="italic" officeooo:rsid="000b21b4" officeooo:paragraph-rsid="0011d237" style:font-style-asian="italic" style:font-style-complex="italic"/>
    </style:style>
    <style:style style:name="P25" style:family="paragraph" style:parent-style-name="Standard" style:list-style-name="L1">
      <style:text-properties officeooo:rsid="00106b28" officeooo:paragraph-rsid="00106b28"/>
    </style:style>
    <style:style style:name="P26" style:family="paragraph" style:parent-style-name="Standard">
      <style:text-properties fo:font-style="normal" style:text-underline-style="solid" style:text-underline-width="auto" style:text-underline-color="font-color" officeooo:rsid="000b21b4" officeooo:paragraph-rsid="0010c240" style:font-style-asian="normal" style:font-style-complex="normal"/>
    </style:style>
    <style:style style:name="P27" style:family="paragraph" style:parent-style-name="Standard">
      <style:text-properties fo:font-style="normal" officeooo:rsid="000b21b4" officeooo:paragraph-rsid="0010c240" style:font-style-asian="normal" style:font-style-complex="normal"/>
    </style:style>
    <style:style style:name="P28" style:family="paragraph" style:parent-style-name="Standard">
      <style:text-properties officeooo:rsid="000b21b4" officeooo:paragraph-rsid="0011d237"/>
    </style:style>
    <style:style style:name="P29" style:family="paragraph" style:parent-style-name="Standard">
      <style:text-properties officeooo:rsid="001c6bc4" officeooo:paragraph-rsid="000986ed"/>
    </style:style>
    <style:style style:name="P30" style:family="paragraph" style:parent-style-name="Standard">
      <style:text-properties style:text-underline-style="solid" style:text-underline-width="auto" style:text-underline-color="font-color" officeooo:rsid="0011d237" officeooo:paragraph-rsid="0011d237"/>
    </style:style>
    <style:style style:name="T1" style:family="text">
      <style:text-properties fo:color="#c9211e" loext:opacity="100%"/>
    </style:style>
    <style:style style:name="T2" style:family="text">
      <style:text-properties fo:color="#c9211e" loext:opacity="100%" officeooo:rsid="0000a44c"/>
    </style:style>
    <style:style style:name="T3" style:family="text">
      <style:text-properties fo:color="#00a933" loext:opacity="100%"/>
    </style:style>
    <style:style style:name="T4" style:family="text">
      <style:text-properties fo:color="#00a933" loext:opacity="100%" officeooo:rsid="0000a44c"/>
    </style:style>
    <style:style style:name="T5" style:family="text">
      <style:text-properties fo:color="#00a933" loext:opacity="100%" officeooo:rsid="00012c74"/>
    </style:style>
    <style:style style:name="T6" style:family="text">
      <style:text-properties fo:color="#00a933" loext:opacity="100%" officeooo:rsid="0002fe05"/>
    </style:style>
    <style:style style:name="T7" style:family="text">
      <style:text-properties fo:color="#00a933" loext:opacity="100%" officeooo:rsid="0005164b"/>
    </style:style>
    <style:style style:name="T8" style:family="text">
      <style:text-properties fo:color="#00a933" loext:opacity="100%" officeooo:rsid="000bd7eb"/>
    </style:style>
    <style:style style:name="T9" style:family="text">
      <style:text-properties fo:color="#00a933" loext:opacity="100%" fo:font-weight="normal" style:font-weight-asian="normal" style:font-weight-complex="normal"/>
    </style:style>
    <style:style style:name="T10" style:family="text">
      <style:text-properties fo:color="#00a933" loext:opacity="100%" fo:font-weight="normal" officeooo:rsid="00012c74" style:font-weight-asian="normal" style:font-weight-complex="normal"/>
    </style:style>
    <style:style style:name="T11" style:family="text">
      <style:text-properties fo:color="#00a933" loext:opacity="100%" fo:font-weight="normal" officeooo:rsid="000bd7eb" style:font-weight-asian="normal" style:font-weight-complex="normal"/>
    </style:style>
    <style:style style:name="T12" style:family="text">
      <style:text-properties fo:color="#00a933" loext:opacity="100%" fo:font-weight="normal" officeooo:rsid="000b682d" style:font-weight-asian="normal" style:font-weight-complex="normal"/>
    </style:style>
    <style:style style:name="T13" style:family="text">
      <style:text-properties fo:color="#00a933" loext:opacity="100%" officeooo:rsid="000d9014"/>
    </style:style>
    <style:style style:name="T14" style:family="text">
      <style:text-properties fo:color="#00a933" loext:opacity="100%" officeooo:rsid="000f85eb"/>
    </style:style>
    <style:style style:name="T15" style:family="text">
      <style:text-properties fo:font-weight="bold" style:font-weight-asian="bold" style:font-weight-complex="bold"/>
    </style:style>
    <style:style style:name="T16" style:family="text">
      <style:text-properties fo:font-weight="bold" officeooo:rsid="000986ed" style:font-weight-asian="bold" style:font-weight-complex="bold"/>
    </style:style>
    <style:style style:name="T17" style:family="text">
      <style:text-properties fo:color="#3465a4" loext:opacity="100%"/>
    </style:style>
    <style:style style:name="T18" style:family="text">
      <style:text-properties fo:color="#3465a4" loext:opacity="100%" officeooo:rsid="00012c74"/>
    </style:style>
    <style:style style:name="T19" style:family="text">
      <style:text-properties fo:color="#3465a4" loext:opacity="100%" officeooo:rsid="0002fe05"/>
    </style:style>
    <style:style style:name="T20" style:family="text">
      <style:text-properties fo:color="#3465a4" loext:opacity="100%" officeooo:rsid="00036ad1"/>
    </style:style>
    <style:style style:name="T21" style:family="text">
      <style:text-properties fo:color="#3465a4" loext:opacity="100%" fo:font-weight="bold" style:font-weight-asian="bold" style:font-weight-complex="bold"/>
    </style:style>
    <style:style style:name="T22" style:family="text">
      <style:text-properties fo:color="#3465a4" loext:opacity="100%" officeooo:rsid="00131a6b"/>
    </style:style>
    <style:style style:name="T23" style:family="text">
      <style:text-properties fo:color="#ea7500" loext:opacity="100%"/>
    </style:style>
    <style:style style:name="T24" style:family="text">
      <style:text-properties fo:color="#ea7500" loext:opacity="100%" officeooo:rsid="00036ad1"/>
    </style:style>
    <style:style style:name="T25" style:family="text">
      <style:text-properties fo:color="#ea7500" loext:opacity="100%" officeooo:rsid="0005164b"/>
    </style:style>
    <style:style style:name="T26" style:family="text">
      <style:text-properties fo:color="#ea7500" loext:opacity="100%" fo:font-weight="bold" style:font-weight-asian="bold" style:font-weight-complex="bold"/>
    </style:style>
    <style:style style:name="T27" style:family="text">
      <style:text-properties fo:color="#800080" loext:opacity="100%"/>
    </style:style>
    <style:style style:name="T28" style:family="text">
      <style:text-properties fo:color="#800080" loext:opacity="100%" fo:font-weight="bold" style:font-weight-asian="bold" style:font-weight-complex="bold"/>
    </style:style>
    <style:style style:name="T29" style:family="text">
      <style:text-properties fo:color="#800080" loext:opacity="100%" officeooo:rsid="0005164b"/>
    </style:style>
    <style:style style:name="T30" style:family="text">
      <style:text-properties fo:color="#800080" loext:opacity="100%" officeooo:rsid="0008117f"/>
    </style:style>
    <style:style style:name="T31" style:family="text">
      <style:text-properties fo:color="#800080" loext:opacity="100%" officeooo:rsid="000c1007"/>
    </style:style>
    <style:style style:name="T32" style:family="text">
      <style:text-properties fo:color="#800080" loext:opacity="100%" style:text-underline-style="none" officeooo:rsid="000c1007"/>
    </style:style>
    <style:style style:name="T33" style:family="text">
      <style:text-properties fo:color="#800080" loext:opacity="100%" style:text-underline-style="none" officeooo:rsid="000d9668"/>
    </style:style>
    <style:style style:name="T34" style:family="text">
      <style:text-properties fo:color="#ff6d6d" loext:opacity="100%"/>
    </style:style>
    <style:style style:name="T35" style:family="text">
      <style:text-properties fo:color="#ff6d6d" loext:opacity="100%" fo:font-weight="bold" style:font-weight-asian="bold" style:font-weight-complex="bold"/>
    </style:style>
    <style:style style:name="T36" style:family="text">
      <style:text-properties fo:color="#ff6d6d" loext:opacity="100%" officeooo:rsid="0008117f"/>
    </style:style>
    <style:style style:name="T37" style:family="text">
      <style:text-properties fo:color="#ff6d6d" loext:opacity="100%" officeooo:rsid="000d9668"/>
    </style:style>
    <style:style style:name="T38" style:family="text">
      <style:text-properties style:text-underline-style="none"/>
    </style:style>
    <style:style style:name="T39" style:family="text">
      <style:text-properties style:text-underline-style="none" officeooo:rsid="000986ed"/>
    </style:style>
    <style:style style:name="T40" style:family="text">
      <style:text-properties style:text-underline-style="none" officeooo:rsid="00106b28"/>
    </style:style>
    <style:style style:name="T41" style:family="text">
      <style:text-properties officeooo:rsid="000986ed"/>
    </style:style>
    <style:style style:name="T42" style:family="text">
      <style:text-properties officeooo:rsid="001dfe31"/>
    </style:style>
    <style:style style:name="T43" style:family="text">
      <style:text-properties officeooo:rsid="0021b13c"/>
    </style:style>
    <style:style style:name="T44" style:family="text">
      <style:text-properties style:text-line-through-style="none" style:text-line-through-type="none"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officeooo:rsid="001dfe31" style:font-style-asian="italic" style:font-style-complex="italic"/>
    </style:style>
    <style:style style:name="T47" style:family="text">
      <style:text-properties fo:font-style="italic" style:text-underline-style="none" officeooo:rsid="0010c240" style:font-style-asian="italic" style:font-style-complex="italic"/>
    </style:style>
    <style:style style:name="T48" style:family="text">
      <style:text-properties fo:font-style="italic" style:text-underline-style="none" officeooo:rsid="00106b28" style:font-style-asian="italic" style:font-style-complex="italic"/>
    </style:style>
    <style:style style:name="T49" style:family="text">
      <style:text-properties officeooo:rsid="000b682d"/>
    </style:style>
    <style:style style:name="T50" style:family="text">
      <style:text-properties fo:font-weight="normal" style:font-weight-asian="normal" style:font-weight-complex="normal"/>
    </style:style>
    <style:style style:name="T51" style:family="text">
      <style:text-properties style:text-underline-style="solid" style:text-underline-width="auto" style:text-underline-color="font-color" officeooo:rsid="00106b28"/>
    </style:style>
    <style:style style:name="T52" style:family="text">
      <style:text-properties style:text-underline-style="solid" style:text-underline-width="auto" style:text-underline-color="font-color" officeooo:rsid="0011d237"/>
    </style:style>
    <style:style style:name="T53" style:family="text">
      <style:text-properties fo:font-style="normal" style:font-style-asian="normal" style:font-style-complex="normal"/>
    </style:style>
    <style:style style:name="T54" style:family="text">
      <style:text-properties fo:font-style="normal" officeooo:rsid="000b682d" style:font-style-asian="normal" style:font-style-complex="normal"/>
    </style:style>
    <style:style style:name="T55" style:family="text">
      <style:text-properties fo:font-style="normal" officeooo:rsid="000d9014" style:font-style-asian="normal" style:font-style-complex="normal"/>
    </style:style>
    <style:style style:name="T56" style:family="text">
      <style:text-properties fo:font-style="normal" style:text-underline-style="solid" style:text-underline-width="auto" style:text-underline-color="font-color" style:font-style-asian="normal" style:font-style-complex="normal"/>
    </style:style>
    <style:style style:name="T57" style:family="text">
      <style:text-properties fo:font-style="normal" style:text-underline-style="solid" style:text-underline-width="auto" style:text-underline-color="font-color" officeooo:rsid="0011d237" style:font-style-asian="normal" style:font-style-complex="normal"/>
    </style:style>
    <style:style style:name="T58" style:family="text">
      <style:text-properties fo:font-style="normal" style:text-underline-style="none" style:font-style-asian="normal" style:font-style-complex="normal"/>
    </style:style>
    <style:style style:name="T59" style:family="text">
      <style:text-properties fo:font-style="normal" style:text-underline-style="none" officeooo:rsid="0011d237" style:font-style-asian="normal" style:font-style-complex="normal"/>
    </style:style>
    <style:style style:name="T60" style:family="text">
      <style:text-properties officeooo:rsid="0011d23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Get Next Line</text:p>
      <text:p text:style-name="P13"/>
      <text:p text:style-name="P30">0) Pre-requis :</text:p>
      <text:p text:style-name="P13"><text:span text:style-name="T16"/></text:p>
      <text:p text:style-name="P13"><text:span text:style-name="T16">V</text:span><text:span text:style-name="T15">ariable statique</text:span> : <text:span text:style-name="T42">variable dont la </text:span><text:span text:style-name="T46">duree de vie est egale a celle du programme</text:span><text:span text:style-name="T42">, meme si elle est definie dans une fonction. </text:span><text:span text:style-name="T46">Elle garde donc sa valeur entre les appels de fonction.</text:span></text:p>
      <text:p text:style-name="P14"/>
      <text:p text:style-name="P15">Flag <text:span text:style-name="T43">pour definir BUFFER_SIZE : </text:span><text:span text:style-name="T45">cc -</text:span><text:span text:style-name="T44">Dname=definition [options] [source files] [</text:span><text:span text:style-name="T45">-o output file]</text:span></text:p>
      <text:p text:style-name="P16">Dans le fichier header, on definit BUFFER_SIZE uniquement s’il n’a pas deja ete defini par une commande -D, donc on utilise :</text:p>
      <text:p text:style-name="P19">#ifndef <text:span text:style-name="T41">BUFFER_SIZE</text:span></text:p>
      <text:p text:style-name="P19"># define <text:span text:style-name="T41">BUFFER_SIZE 42</text:span></text:p>
      <text:p text:style-name="P5">#endif</text:p>
      <text:p text:style-name="P11"/>
      <text:p text:style-name="P28"><text:span text:style-name="T52">1) </text:span><text:span text:style-name="T51">Fonctionnement global de GNL :</text:span><text:span text:style-name="T40"> </text:span></text:p>
      <text:p text:style-name="P28"><text:span text:style-name="T48"/></text:p>
      <text:p text:style-name="P28"><text:span text:style-name="T47">On ouvre le fichier, on le lit dans un petit buffer (de taille BUFFER_SIZE) qu’on concatene a un grand buffer (qui n’a pas de taille predefinie) tant qu’il n’y a pas de saut de ligne, ni de fin de fichier. Puis, on extrait la 1ere ligne de ce grand buffer (c’est a dire jusqu’au saut de ligne ou a la fin du buffer), et on la retire du grand buffer, de sorte qu’il ne contienne plus que le reste, apres le saut de ligne. On peut ainsi continuer d’appeler la fonction qui fera la meme chose pour la suite du fichier, jusqu’au saut de ligne suivant ou a defaut, jusqu’a la fin du fichier.</text:span></text:p>
      <text:p text:style-name="P21"/>
      <text:list xml:id="list952679774" text:style-name="L1">
        <text:list-item>
          <text:p text:style-name="P25"><text:span text:style-name="T15">get_next_line :</text:span> retourne la 1ere ligne du fichier fd</text:p>
        </text:list-item>
        <text:list-item>
          <text:p text:style-name="P25"><text:span text:style-name="T15">read_file :</text:span> remplit un buffer a partir d’un plus petit buffer, qui est lui-meme rempli a partir du fichier, jusqu’a ce que buffer contienne un saut de ligne ou alors la fin du fichier</text:p>
        </text:list-item>
        <text:list-item>
          <text:p text:style-name="P25"><text:span text:style-name="T15">add_buff : </text:span>concatene le petit buffer a la fin du grand buffer, grace a ft_strjoin (donc nouvelle allocation de memoire)</text:p>
        </text:list-item>
        <text:list-item>
          <text:p text:style-name="P25"><text:span text:style-name="T15">ft_get_line : </text:span>retourne une chaine correspondant a la 1ere ligne (= jusqu’au saut de ligne ou, a defaut, la fin du fichier) grace a ft_strncpy </text:p>
        </text:list-item>
        <text:list-item>
          <text:p text:style-name="P22"><text:span text:style-name="T15">remain : </text:span>retourne une chaine qui correspond au buffer dont on a retire la 1ere ligne, donc le reste apres le 1er saut de ligne.</text:p>
        </text:list-item>
      </text:list>
      <text:p text:style-name="P26"/>
      <text:p text:style-name="P24"><text:span text:style-name="T57">2) </text:span><text:span text:style-name="T56">Bonus :</text:span><text:span text:style-name="T58"> </text:span></text:p>
      <text:p text:style-name="P24"><text:span text:style-name="T59"/></text:p>
      <text:p text:style-name="P24"><text:span text:style-name="T59">P</text:span><text:span text:style-name="T53">our lire plusieurs fichiers (fd) en meme temps : on cree un tableau de buffer : chaque ligne correspondra a un fd. Fd est forcement entre 0 et 1024 (maximum </text:span><text:span text:style-name="T54">pour l’architecture de notre systeme -on peut connaitre cette valeur en faisant la commande </text:span><text:span text:style-name="T49">ulimit -n</text:span><text:span text:style-name="T54"> dans le terminal</text:span><text:span text:style-name="T53">). J’ai cree une macro pour definir MAX_FILE </text:span><text:span text:style-name="T55">= 1024</text:span><text:span text:style-name="T53">. Donc, dans le tableau, pour lire fd=42, on ira a buffer[42] donc “ligne” 42, </text:span><text:span text:style-name="T55">ligne du tableau dans laquelle </text:span><text:span text:style-name="T53">on stockera le buffer du fichier de fd=42.</text:span></text:p>
      <text:p text:style-name="P27"/>
      <text:p text:style-name="P3"><text:span text:style-name="T60">3) </text:span>Code review :</text:p>
      <text:p text:style-name="P12"/>
      <text:p text:style-name="P23">#include "get_next_line.h"</text:p>
      <text:p text:style-name="P23"/>
      <text:p text:style-name="P2">int<text:tab/>main(void)</text:p>
      <text:p text:style-name="Standard">{</text:p>
      <text:p text:style-name="Standard"><text:tab/>int<text:tab/><text:tab/>i;</text:p>
      <text:p text:style-name="Standard"><text:tab/>int<text:tab/><text:tab/>fd;</text:p>
      <text:p text:style-name="Standard"><text:tab/>char<text:tab/>*next_line;</text:p>
      <text:p text:style-name="Standard"/>
      <text:p text:style-name="Standard"><text:tab/>i = 0;</text:p>
      <text:p text:style-name="Standard"><text:soft-page-break/><text:tab/>fd = open("text.txt", O_RDONLY);</text:p>
      <text:p text:style-name="Standard"><text:tab/>if (fd == -1)<text:span text:style-name="T1"> </text:span><text:span text:style-name="T2">Si erreur de lecture</text:span></text:p>
      <text:p text:style-name="Standard"><text:tab/>{</text:p>
      <text:p text:style-name="Standard"><text:tab/><text:tab/>printf ("File error");</text:p>
      <text:p text:style-name="Standard"><text:tab/><text:tab/>return (1);</text:p>
      <text:p text:style-name="Standard"><text:tab/>}</text:p>
      <text:p text:style-name="P1"><text:tab/>Boucle pour afficher la ligne suivante :</text:p>
      <text:p text:style-name="Standard"><text:tab/>while (fd &gt;= 0) <text:span text:style-name="T2">fd valide est forcement &gt;=0.</text:span></text:p>
      <text:p text:style-name="Standard"><text:tab/>{</text:p>
      <text:p text:style-name="Standard"><text:tab/><text:tab/>next_line = get_next_line(fd);</text:p>
      <text:p text:style-name="Standard"><text:tab/><text:tab/>if (next_line == NULL)</text:p>
      <text:p text:style-name="Standard"><text:tab/><text:tab/><text:tab/>break ;<text:span text:style-name="T1"> </text:span><text:span text:style-name="T2">sortie de la boucle si absence de ligne suivante</text:span></text:p>
      <text:p text:style-name="Standard"><text:tab/><text:tab/>printf("[%d] %s", i, next_line);</text:p>
      <text:p text:style-name="Standard"><text:tab/><text:tab/>i++;</text:p>
      <text:p text:style-name="Standard"><text:tab/><text:tab/>free (next_line);</text:p>
      <text:p text:style-name="Standard"><text:tab/>}</text:p>
      <text:p text:style-name="Standard"><text:tab/>close(fd);</text:p>
      <text:p text:style-name="Standard"><text:tab/>return (0);</text:p>
      <text:p text:style-name="Standard">}</text:p>
      <text:p text:style-name="Standard"/>
      <text:p text:style-name="P6">char<text:tab/>*<text:span text:style-name="T3">get_next_line</text:span>(int fd)</text:p>
      <text:p text:style-name="Standard">{</text:p>
      <text:p text:style-name="Standard"><text:tab/>static char<text:tab/>*buffer; <text:span text:style-name="T4">Variable statique : gardera sa valeur entre les appels de fonction</text:span></text:p>
      <text:p text:style-name="Standard"><text:tab/>char<text:tab/><text:tab/>*line; <text:span text:style-name="T13">La ligne que l’on veut afficher</text:span></text:p>
      <text:p text:style-name="Standard"/>
      <text:p text:style-name="Standard"><text:tab/>if (fd &lt; 0 || BUFFER_SIZE &lt;= 0) <text:span text:style-name="T4">Gestion d’erreur</text:span></text:p>
      <text:p text:style-name="Standard"><text:tab/><text:tab/>return (NULL);</text:p>
      <text:p text:style-name="Standard"><text:tab/>if (buffer == NULL) <text:span text:style-name="T4">Multiples appels a la fn, donc on ne calloc que si buffer est vide (au 1er <text:tab/><text:tab/><text:tab/><text:tab/>appel de la fonction </text:span><text:span text:style-name="T13">uniquement</text:span><text:span text:style-name="T4">)</text:span></text:p>
      <text:p text:style-name="Standard"><text:tab/><text:tab/>buffer = ft_calloc(1, sizeof(char)); <text:span text:style-name="T14">On ne sait pas de combien de memoire on aura <text:tab/><text:tab/><text:tab/><text:tab/><text:tab/><text:tab/><text:tab/>besoin dans buffer, donc on alloue la plus petite <text:tab/><text:tab/><text:tab/><text:tab/><text:tab/><text:tab/><text:tab/>quantite possible, pour “reserver” l’espace <text:tab/><text:tab/><text:tab/><text:tab/><text:tab/><text:tab/><text:tab/><text:tab/>memoire et s’assurer que buffer n’est pas un <text:tab/><text:tab/><text:tab/><text:tab/><text:tab/><text:tab/><text:tab/>pointeur nul. Ca l’initialise. Pas besoin de <text:tab/><text:tab/><text:tab/><text:tab/><text:tab/><text:tab/><text:tab/><text:tab/>reserver une memoire inutilement grande. C’est <text:tab/><text:tab/><text:tab/><text:tab/><text:tab/><text:tab/><text:tab/>dans read_file-&gt;add_buff-&gt;ft_strjoin que l’ont <text:tab/><text:tab/><text:tab/><text:tab/><text:tab/><text:tab/><text:tab/>remplit buffer dynamiquement.</text:span></text:p>
      <text:p text:style-name="Standard"><text:tab/>if (buffer == NULL) <text:span text:style-name="T4">Gestion d’erreur d’allocation</text:span></text:p>
      <text:p text:style-name="Standard"><text:tab/><text:tab/>return (NULL);</text:p>
      <text:p text:style-name="Standard"><text:tab/>buffer = <text:span text:style-name="T21">read_file</text:span>(buffer, fd); <text:span text:style-name="T4">On remplit buffer </text:span><text:span text:style-name="T5">(= </text:span><text:span text:style-name="T13">le </text:span><text:span text:style-name="T5">big_buf </text:span><text:span text:style-name="T13">de la fn</text:span><text:span text:style-name="T5">)</text:span><text:span text:style-name="T4"> avec la fonction <text:tab/><text:tab/><text:tab/><text:tab/><text:tab/><text:tab/>read_file </text:span><text:span text:style-name="T6">(a l’aide d’un small buffer)</text:span></text:p>
      <text:p text:style-name="P4"><text:tab/>if (!buffer || <text:span text:style-name="T50">buffer == '\0')</text:span><text:span text:style-name="T9"> </text:span><text:span text:style-name="T10">Gestion d’erreur </text:span><text:span text:style-name="T11">(!buffer)</text:span><text:span text:style-name="T10"> </text:span><text:span text:style-name="T12">et gestion de fin de fichier </text:span><text:span text:style-name="T11">(*buffer==’\<text:tab/><text:tab/><text:tab/><text:tab/><text:tab/>0’)</text:span></text:p>
      <text:p text:style-name="P4"><text:tab/>{</text:p>
      <text:p text:style-name="P4"><text:tab/><text:tab/>free(buffer);</text:p>
      <text:p text:style-name="P4"><text:tab/><text:tab/>buffer = NULL; <text:span text:style-name="T5">Pour </text:span><text:span text:style-name="T8">eviter que le pointeur buffer continue de pointer vers une zone <text:tab/><text:tab/><text:tab/><text:tab/>de memoire qui a ete liberee. Cela veut dire que le pointeur buffer <text:tab/><text:tab/><text:tab/><text:tab/>n’est plus utilise.</text:span></text:p>
      <text:p text:style-name="P4"><text:tab/><text:tab/>return (NULL);</text:p>
      <text:p text:style-name="P4"><text:tab/>}</text:p>
      <text:p text:style-name="Standard"><text:tab/>line = <text:span text:style-name="T28">ft_get_line</text:span>(buffer); <text:span text:style-name="T5">On va chercher la ligne que l’on veut d</text:span><text:span text:style-name="T7">ans le</text:span><text:span text:style-name="T5"> buffer</text:span></text:p>
      <text:p text:style-name="Standard"><text:tab/>buffer =<text:span text:style-name="T15"> </text:span><text:span text:style-name="T35">remain</text:span>(buffer); <text:span text:style-name="T5">On retire du buffer la ligne que l’on vient de chercher</text:span></text:p>
      <text:p text:style-name="Standard"><text:soft-page-break/><text:tab/>return (line); <text:span text:style-name="T5">On renvoie la ligne que l’on est alle chercher avec get_line</text:span></text:p>
      <text:p text:style-name="Standard">}</text:p>
      <text:p text:style-name="Standard"/>
      <text:p text:style-name="P6">char<text:tab/>*<text:span text:style-name="T17">read_file</text:span>(char *big_buf, int fd)</text:p>
      <text:p text:style-name="Standard">{</text:p>
      <text:p text:style-name="Standard"><text:tab/>char<text:tab/>*small_buf;</text:p>
      <text:p text:style-name="Standard"><text:tab/>int<text:tab/><text:tab/><text:span text:style-name="T39">cursor</text:span>;</text:p>
      <text:p text:style-name="Standard"/>
      <text:p text:style-name="Standard"><text:tab/>small_buf = ft_calloc((BUFFER_SIZE + 1), sizeof(char));</text:p>
      <text:p text:style-name="Standard"><text:tab/>if (!small_buf) <text:span text:style-name="T18">Gestion d’erreur d’allocation</text:span></text:p>
      <text:p text:style-name="Standard"><text:tab/><text:tab/>return (free(big_buf), NULL); <text:span text:style-name="T18">On free big_buf qui a ete alloue avant l’appel de <text:tab/><text:tab/><text:tab/><text:tab/><text:tab/><text:tab/><text:tab/>read_file, par get_next_line</text:span></text:p>
      <text:p text:style-name="Standard"><text:tab/>while (!ft_strchr(big_buf, '\n'))<text:span text:style-name="T17"> </text:span><text:span text:style-name="T18">Tant que pas de saut de ligne dans le big_buf (au depart, il est <text:tab/><text:tab/><text:tab/><text:tab/><text:tab/>vide)</text:span></text:p>
      <text:p text:style-name="Standard"><text:tab/>{</text:p>
      <text:p text:style-name="Standard"><text:tab/><text:tab/><text:span text:style-name="T41">cursor </text:span>= read(fd, small_buf, BUFFER_SIZE); <text:span text:style-name="T18">On lit dans small_buf </text:span><text:span text:style-name="T22">(a partir du 2e <text:tab/><text:tab/><text:tab/><text:tab/><text:tab/><text:tab/><text:tab/><text:tab/>passage dans la boucle while, les <text:tab/><text:tab/><text:tab/><text:tab/><text:tab/><text:tab/><text:tab/><text:tab/><text:tab/>anciennes donnees de small_buff sont <text:tab/><text:tab/><text:tab/><text:tab/><text:tab/><text:tab/><text:tab/><text:tab/>ecrasees car read ecrit par dessus)</text:span></text:p>
      <text:p text:style-name="Standard"><text:tab/><text:tab/>if (<text:span text:style-name="T41">cursor</text:span> &lt;= 0) <text:span text:style-name="T18">Gestion d’erreur (si -1) &amp; de fin de fichier </text:span><text:span text:style-name="T19">(si 0)</text:span></text:p>
      <text:p text:style-name="Standard"><text:tab/><text:tab/>{</text:p>
      <text:p text:style-name="Standard"><text:tab/><text:tab/><text:tab/>free(small_buf);<text:span text:style-name="T17"> </text:span><text:span text:style-name="T19">On free small_buf qu’on soit en fin de fichier ou en erreur</text:span></text:p>
      <text:p text:style-name="Standard"><text:tab/><text:tab/><text:tab/>if (<text:span text:style-name="T41">cursor</text:span> == 0) <text:span text:style-name="T19">Cas de la fin de fichier</text:span></text:p>
      <text:p text:style-name="Standard"><text:tab/><text:tab/><text:tab/><text:tab/>return (big_buf); <text:span text:style-name="T17">Retourne ce qui reste si la fin du fichier est atteinte</text:span></text:p>
      <text:p text:style-name="Standard"><text:tab/><text:tab/><text:tab/>free(big_buf); <text:span text:style-name="T19">On free big_buff que si c’est une erreur. Si c’est fin de fichier, <text:tab/><text:tab/><text:tab/><text:tab/><text:tab/>on aura retourne big_buf avant d’arriver a cette ligne, donc pas <text:tab/><text:tab/><text:tab/><text:tab/><text:tab/>de perte de donnees</text:span></text:p>
      <text:p text:style-name="Standard"><text:tab/><text:tab/><text:tab/>return (NULL); <text:span text:style-name="T19">Retour d’e</text:span><text:span text:style-name="T17">rreur de lecture</text:span></text:p>
      <text:p text:style-name="Standard"><text:tab/><text:tab/>}</text:p>
      <text:p text:style-name="Standard"><text:tab/><text:tab/>small_buf[<text:span text:style-name="T41">cursor</text:span>] = '\0';<text:span text:style-name="T17"> </text:span><text:span text:style-name="T19">Ajout de \0 a la fin de la chaine small_buf</text:span></text:p>
      <text:p text:style-name="Standard"><text:tab/><text:tab/>big_buf =<text:span text:style-name="T23"> </text:span><text:span text:style-name="T26">add_buff</text:span>(big_buf, small_buf); <text:span text:style-name="T19">Concatenation de small_buf a la fin de <text:tab/><text:tab/><text:tab/><text:tab/><text:tab/><text:tab/><text:tab/><text:tab/>big_buf</text:span></text:p>
      <text:p text:style-name="Standard"><text:tab/><text:tab/>if (!big_buf) <text:span text:style-name="T19">Gestion d’erreur apres concatenation</text:span></text:p>
      <text:p text:style-name="Standard"><text:tab/><text:tab/><text:tab/>return (free(small_buf), NULL);</text:p>
      <text:p text:style-name="Standard"><text:tab/>}</text:p>
      <text:p text:style-name="P7"><text:tab/>On ne sort de la boucle while que quand un saut de ligne a ete trouve dans big_buf.</text:p>
      <text:p text:style-name="Standard"><text:tab/>free(small_buf); <text:span text:style-name="T20">Sm</text:span><text:span text:style-name="T19">all_buf ne sert qu’en local, son contenu a ete ajoute a la fin de big_buf</text:span></text:p>
      <text:p text:style-name="P8"><text:tab/>return (big_buf); <text:span text:style-name="T20">big_buf contient un saut de ligne, mais pas forcement en dernier caractere</text:span></text:p>
      <text:p text:style-name="P8">}</text:p>
      <text:p text:style-name="P9"/>
      <text:p text:style-name="P6">char<text:tab/>*<text:span text:style-name="T23">add_buff</text:span>(char *big, char *small)</text:p>
      <text:p text:style-name="Standard">{</text:p>
      <text:p text:style-name="Standard"><text:tab/>char<text:tab/>*added;</text:p>
      <text:p text:style-name="Standard"/>
      <text:p text:style-name="Standard"><text:tab/>added = ft_strjoin(big, small); <text:span text:style-name="T24">On join</text:span><text:span text:style-name="T25">t</text:span><text:span text:style-name="T24"> small a la fin de big </text:span><text:span text:style-name="T25">(nouvelle allocation de memoire <text:tab/><text:tab/><text:tab/><text:tab/><text:tab/>pour added)</text:span></text:p>
      <text:p text:style-name="Standard"><text:tab/>if (!added) <text:span text:style-name="T25">Si erreur dans strjoin</text:span></text:p>
      <text:p text:style-name="Standard"><text:tab/>{</text:p>
      <text:p text:style-name="Standard"><text:tab/><text:tab/>free(big);</text:p>
      <text:p text:style-name="Standard"><text:tab/><text:tab/>return (NULL);</text:p>
      <text:p text:style-name="Standard"><text:tab/>}</text:p>
      <text:p text:style-name="Standard"><text:tab/>free(big);</text:p>
      <text:p text:style-name="Standard"><text:soft-page-break/><text:tab/>return (added);</text:p>
      <text:p text:style-name="Standard">}</text:p>
      <text:p text:style-name="Standard"/>
      <text:p text:style-name="P10">char<text:tab/>*<text:span text:style-name="T27">ft_get_line</text:span>(char *str)</text:p>
      <text:p text:style-name="Standard">{</text:p>
      <text:p text:style-name="Standard"><text:tab/>int<text:tab/><text:tab/>i;</text:p>
      <text:p text:style-name="Standard"><text:tab/>char<text:tab/>*line;</text:p>
      <text:p text:style-name="Standard"/>
      <text:p text:style-name="Standard"><text:tab/>i = 0;</text:p>
      <text:p text:style-name="Standard"><text:tab/>if (!str) <text:span text:style-name="T29">Gestion d’erreur</text:span></text:p>
      <text:p text:style-name="Standard"><text:tab/><text:tab/>return (NULL);</text:p>
      <text:p text:style-name="Standard"><text:tab/>while (str[i] &amp;&amp; str[i] != '\n') <text:span text:style-name="T29">On avance jusqu’a rencontrer un saut de ligne ou la fin de la <text:tab/><text:tab/><text:tab/><text:tab/><text:tab/>chaine : </text:span><text:span text:style-name="T30">ainsi, i correspondra a l’index du dernier caractere de <text:tab/><text:tab/><text:tab/><text:tab/><text:tab/>la 1ere ligne, ou alors la taille de la 1ere ligne (sans le \n et <text:tab/><text:tab/><text:tab/><text:tab/><text:tab/>sans \0)</text:span></text:p>
      <text:p text:style-name="Standard"><text:tab/><text:tab/>i++;</text:p>
      <text:p text:style-name="Standard"><text:tab/>line = ft_calloc((i + 2), sizeof(char)); <text:span text:style-name="T27">+2 pour inclure '\n' et le null-terminator</text:span></text:p>
      <text:p text:style-name="Standard"><text:tab/>if (!line) <text:span text:style-name="T29">Gestion d’erreur d’allocation</text:span></text:p>
      <text:p text:style-name="Standard"><text:tab/><text:tab/>return (NULL);</text:p>
      <text:p text:style-name="Standard"><text:tab/>ft_strncpy(line, str, i); <text:span text:style-name="T30">On copie dans line les i 1ers octets de str, donc la 1ere ligne</text:span></text:p>
      <text:p text:style-name="Standard"><text:tab/>if (str[i] == '\n') <text:span text:style-name="T30">lorsqu’on arrive au saut de ligne</text:span></text:p>
      <text:p text:style-name="Standard"><text:tab/><text:tab/><text:span text:style-name="T38">line[i++] = '\n'; </text:span><text:span text:style-name="T32">On ajoute le saut de line a </text:span><text:span text:style-name="T33">la</text:span><text:span text:style-name="T32"> fin de line, puis i est incremente</text:span></text:p>
      <text:p text:style-name="P17"><text:tab/>line[i] = '\0'; <text:span text:style-name="T31">On met le \0 terminal a line</text:span></text:p>
      <text:p text:style-name="Standard"><text:tab/>return (line);</text:p>
      <text:p text:style-name="Standard">}</text:p>
      <text:p text:style-name="Standard"/>
      <text:p text:style-name="P6">char<text:tab/>*<text:span text:style-name="T34">remain</text:span>(char *str)</text:p>
      <text:p text:style-name="Standard">{</text:p>
      <text:p text:style-name="Standard"><text:tab/>char<text:tab/>*remain;</text:p>
      <text:p text:style-name="Standard"><text:tab/>int<text:tab/><text:tab/>i;</text:p>
      <text:p text:style-name="Standard"><text:tab/>int<text:tab/><text:tab/>j;</text:p>
      <text:p text:style-name="Standard"/>
      <text:p text:style-name="Standard"><text:tab/>i = 0;</text:p>
      <text:p text:style-name="Standard"><text:tab/>j = 0;</text:p>
      <text:p text:style-name="Standard"><text:tab/>if (!str) <text:span text:style-name="T36">Gestion d’erreur</text:span></text:p>
      <text:p text:style-name="Standard"><text:tab/><text:tab/>return (NULL);</text:p>
      <text:p text:style-name="Standard"><text:tab/>while (str[i] &amp;&amp; str[i] != '\n') <text:span text:style-name="T36">On avance jusqu’au 1er saut de ligne ou la fin de la chaine</text:span></text:p>
      <text:p text:style-name="Standard"><text:tab/><text:tab/>i++;</text:p>
      <text:p text:style-name="Standard"><text:tab/>if (!str[i])<text:span text:style-name="T34"> si </text:span><text:span text:style-name="T36">on atteint la fin de la chaine sans rencontrer de saut de ligne, </text:span><text:span text:style-name="T37">c’est que c’est la <text:tab/><text:tab/>fin du fichier</text:span></text:p>
      <text:p text:style-name="Standard"><text:tab/><text:tab/>return (free(str), NULL);</text:p>
      <text:p text:style-name="Standard"><text:tab/>i++; <text:span text:style-name="T36">Si on a rencontre un saut de ligne, on arrivera ici <text:s/>(sinon, on aura return dans le if <text:tab/><text:tab/><text:tab/>precedent) : on </text:span><text:span text:style-name="T34">passe le saut de ligne</text:span></text:p>
      <text:p text:style-name="Standard"><text:tab/>remain = ft_calloc(ft_strlen(str) - i + 1, sizeof(char));<text:span text:style-name="T34"> </text:span><text:span text:style-name="T36">On calloc remain de la taille de str sans <text:tab/><text:tab/><text:tab/><text:tab/><text:tab/><text:tab/><text:tab/><text:tab/>la 1ere ligne (les i 1ers caracteres), +1 <text:tab/><text:tab/><text:tab/><text:tab/><text:tab/><text:tab/><text:tab/><text:tab/>pour le \0 final.</text:span></text:p>
      <text:p text:style-name="Standard"><text:tab/>if (!remain) <text:span text:style-name="T36">Gestion d’erreur d’allocation</text:span></text:p>
      <text:p text:style-name="Standard"><text:tab/>{</text:p>
      <text:p text:style-name="Standard"><text:tab/><text:tab/>free(str);</text:p>
      <text:p text:style-name="Standard"><text:tab/><text:tab/>return (NULL);</text:p>
      <text:p text:style-name="Standard"><text:tab/>}</text:p>
      <text:p text:style-name="Standard"><text:tab/>while (str[i])</text:p>
      <text:p text:style-name="Standard"><text:soft-page-break/><text:tab/><text:tab/>remain[j++] = str[i++]; <text:span text:style-name="T36">Ici, j commence a 0, et i est a partir d’apres le saut de ligne. <text:tab/><text:tab/><text:tab/><text:tab/><text:tab/>Donc remain est le reste de str sans la 1ere ligne</text:span></text:p>
      <text:p text:style-name="Standard"><text:tab/>remain[j] = '\0'; <text:span text:style-name="T36">On termine la nouvelle chaine par \0</text:span></text:p>
      <text:p text:style-name="Standard"><text:tab/>free(str);</text:p>
      <text:p text:style-name="Standard"><text:tab/>return (remain);</text:p>
      <text:p text:style-name="Standard">}</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15:25:01.409474384</meta:creation-date>
    <dc:date>2024-11-05T15:41:52.672199872</dc:date>
    <meta:editing-duration>PT39M57S</meta:editing-duration>
    <meta:editing-cycles>7</meta:editing-cycles>
    <meta:generator>LibreOffice/7.3.7.2$Linux_X86_64 LibreOffice_project/30$Build-2</meta:generator>
    <meta:document-statistic meta:table-count="0" meta:image-count="0" meta:object-count="0" meta:page-count="5" meta:paragraph-count="148" meta:word-count="1357" meta:character-count="7942" meta:non-whitespace-character-count="6394"/>
  </office:meta>
</office:document-meta>
</file>